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style:text-underline-style="none"/>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style:text-properties style:font-name="Arial" style:text-underline-style="solid" style:text-underline-width="auto" style:text-underline-color="font-color"/>
    </style:style>
    <style:style style:name="P4" style:family="paragraph" style:parent-style-name="Standard">
      <style:paragraph-properties fo:line-height="150%"/>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paragraph-properties fo:line-height="150%"/>
      <style:text-properties style:font-name="Arial"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Einleitung</text:p>
      <text:p text:style-name="P2"/>
      <text:p text:style-name="P2">Den Hinter- und Vordergrund eines Videos zu Unterscheiden ist eine relativ altes Problem. Anwendungen der Computer Vision, wie Bewegungsverfolgung oder Bewegungsfeststellung würden mit diesem Wissen wesentlich erleichtert. Geht es darum, den Vordergrund zu extrahieren spricht man oft von Background Subtraction, geht es darum den Hintergrund zu extrahieren, spricht man dagegen von Background Initialization. Man kann hier auch von Entfernung bewegter Objekte aus Videosequenzen sprechen. Beide Disziplinen haben bereits eine Geschichte welche letztes Jahrhundert begonnen hat und sind heute in mehreren Teilgebieten der Computer Vision relevant. Besonders in kameragesteuerter Human Computer Interaction oder automatisierter Videoüberwachung ist oft der erste Schritt, den Hinter- vom Vordergrund zu trennen.</text:p>
      <text:p text:style-name="P2">Background Subtraction und Background Initialization hängen eng zusammen und werden im späteren Verlauf dieser Arbeit noch beide genannt werden. Die meisten Methoden der Background Subtraction kann man ebenfalls für Background Initialization benutzen und umgekehrt.</text:p>
      <text:p text:style-name="P2">In dieser Arbeit sollen verschiedene Herangehensweisen an diese Probleme implementiert und verglichen werden, mit dem jeweiligen Ziel den Hintergrund eines Videos zu extrahieren.</text:p>
      <text:p text:style-name="P3"/>
      <text:p text:style-name="P3">Motivation</text:p>
      <text:p text:style-name="P2">Die ursprüngliche Motivation zu dieser Arbeit kam von der Frage ob es möglich ist, an einem Sonntag ein Bild von einer Sehenswürdigkeit wie dem Brandenburger Tor zu schießen, ohne Touristen auf dem späteren Bild zu erkennen. Eine Lösung des Problems wäre sicherlich, alle Touristen dazu zu bringen aus dem Weg zu gehen. Dies lässt sich jedoch leider nicht bei jeder Sehenswürdigkeit anwenden.</text:p>
      <text:p text:style-name="P2">Ein zweiter denkbarer Lösungsansatz wäre, statt einem Foto ein Video aufzunehmen, zu warten, bis jeder Teil des Brandenburger Tors sichtbar geworden ist und diese sichtbaren Teilem aus dem Video später zu einem Bild zusammenzufügen. Die Frage dieser Arbeit war, ob sich dies auch automatisch erledigen lässt.</text:p>
      <text:p text:style-name="P2">Nach etwas Recherche zeigte sich, dass dieses Problem nicht neu ist. Ähnliche Probleme wurden bereits gelöst. Beispielsweise die Erkennung und Verfolgung von <text:soft-page-break/>Autos mit einer Überwachungskamera wird wesentlich erleichtert durch die Entfernung des Hintergrundes der Videosequenz. </text:p>
      <text:p text:style-name="P2">Diese und Andere ähnliche Probleme werden unter den Titeln Background Subtraction oder Background Initialization beschrieben und gelöst. In dieser Arbeit sollen verschiedene Verfahren und Ansätze zu diesen Problemen erklärt und Verglichen werden, nach ihrer Effektivität und Leistungsfähigkeit.</text:p>
      <text:p text:style-name="P1"/>
      <text:p text:style-name="P2"/>
      <text:p text:style-name="P4">Aufbau dieser Arbeit</text:p>
      <text:p text:style-name="P5">Diese Arbeit ist nach folgendem Schema aufgebaut. Zuerst soll es eine kurze Erläuterung der für diese Arbeit gebrauchten Grundlagen geben. Dannach sollen einige Algorithmen zur Lösung des Problems vorgestellt werden. Diese sollen dannach in einer Anwendung implementiert und getestet werden. Die Ergebnisse der Tests sollen dann vorgestellt und verglichen werden, um Entscheidungen für spätere ähnliche Arbeiten zu erleich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0M57S</meta:editing-duration>
    <meta:editing-cycles>24</meta:editing-cycles>
    <meta:generator>OpenOffice/4.0.0$Win32 OpenOffice.org_project/400m3$Build-9702</meta:generator>
    <dc:date>2015-07-05T11:46:57.18</dc:date>
    <meta:document-statistic meta:table-count="0" meta:image-count="0" meta:object-count="0" meta:page-count="2" meta:paragraph-count="11" meta:word-count="406" meta:character-count="2992"/>
    <meta:user-defined meta:name="Info 1"/>
    <meta:user-defined meta:name="Info 2"/>
    <meta:user-defined meta:name="Info 3"/>
    <meta:user-defined meta:name="Info 4"/>
  </office:meta>
</office:document-meta>
</file>